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71cm" svg:height="0.61cm" draw:z-index="0"><draw:image xlink:href="../../odt/images/0061.png" xlink:type="simple" xlink:show="embed" xlink:actuate="onLoad"/></draw:frame></text:p>
          </table:table-cell>
          <table:table-cell table:style-name="Table1.B1" office:value-type="string">
            <text:h text:style-name="P2" text:outline-level="1">Оператор ИЛИ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8">C</text:span><text:span text:style-name="T6">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589cm" draw:z-index="1"><draw:image xlink:href="../../odt/images/006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1">Блок </text:span><text:span text:style-name="T7">р</text:span><text:span text:style-name="T12">еализует операцию логического ИЛИ:</text:span></text:p>
            <text:p text:style-name="P6"><text:span text:style-name="T12"><draw:frame draw:style-name="fr3" draw:name="Объект1" text:anchor-type="as-char" svg:width="7.103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,</text:span></text:p>
            <text:p text:style-name="P5"><text:span text:style-name="T7">где </text:span><text:span text:style-name="T7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 – выходной сигнал блока, <text:s/></text:span><text:span text:style-name="T7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– входные сигналы.</text:span></text:p>
            <text:p text:style-name="P5"><text:span text:style-name="T13">Свойства</text:span>:</text:p>
            <text:list xml:id="list1998442810718796213" text:style-name="L1">
              <text:list-item>
                <text:p text:style-name="P7">Количество портов — количество входных портов<draw:frame draw:style-name="fr3" draw:name="Object1" text:anchor-type="as-char" svg:width="0.469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</text:list>
            <text:p text:style-name="P5"><text:span text:style-name="T10">Примечания</text:span>:</text:p>
            <text:list xml:id="list3919357704507930263" text:style-name="L2">
              <text:list-item>
                <text:p text:style-name="P8"><text:span text:style-name="T7">Если входным сигналом будет не логический (0 или 1), а целочисленный сигнал, все ненулевые сигналы рассматриваются блоком как равные единице (Истина, или </text:span><text:span text:style-name="T9">True). </text:span><text:span text:style-name="T7">На выходе блока может быть только 0 или 1.</text:span></text:p>
              </text:list-item>
              <text:list-item>
                <text:p text:style-name="P8"><text:span text:style-name="T6">В среде </text:span><text:span text:style-name="T8">SimInTech </text:span><text:span text:style-name="T6">логическая единица (Истина или </text:span><text:span text:style-name="T8">True) </text:span><text:span text:style-name="T6">равна 1, логический ноль (Ложь или </text:span><text:span text:style-name="T8">False) </text:span><text:span text:style-name="T6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ЛИ</dc:title>
    <dc:date>2014-12-01T11:09:09.91</dc:date>
    <meta:generator>OpenOffice/4.1.1$Win32 OpenOffice.org_project/411m6$Build-9775</meta:generator>
    <meta:editing-duration>PT2H11M17S</meta:editing-duration>
    <meta:editing-cycles>90</meta:editing-cycles>
    <meta:document-statistic meta:table-count="1" meta:image-count="2" meta:object-count="4" meta:page-count="1" meta:paragraph-count="14" meta:word-count="86" meta:character-count="52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любой</mi>
                    <mi mathvariant="italic">из</mi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все</mi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любой из u_i(t)=1; #
alignl 0, ~ если все u_i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